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4243" officeooo:paragraph-rsid="00144243"/>
    </style:style>
    <style:style style:name="P2" style:family="paragraph" style:parent-style-name="Standard">
      <style:paragraph-properties fo:text-align="center" style:justify-single-word="false"/>
      <style:text-properties officeooo:rsid="00144243" officeooo:paragraph-rsid="00144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èle physique des données</text:p>
      <text:p text:style-name="P2"/>
      <text:p text:style-name="P2"/>
      <text:p text:style-name="P1">Vente (Type de vente, Animaux, Fruits, Légumes)</text:p>
      <text:p text:style-name="P1">Type (#Vente, #Produits)</text:p>
      <text:p text:style-name="P1">Produits (Produits, Poulets, Poireaux, Poires) </text:p>
      <text:p text:style-name="P1">Vendu (#Produits, #ProduitsAcheté)</text:p>
      <text:p text:style-name="P1">Clients (ProduitsAcheté, TypeProduits) </text:p>
      <text:p text:style-name="P1">Animaux (Animaux, Cochons, Dindes, Lapins, Poules, Veaux) </text:p>
      <text:p text:style-name="P1">Pesé (#Produits, #Animaux, #Fruits, #Légumes) </text:p>
      <text:p text:style-name="P1">Fruits (Fruits, Fraises, Pommes, Poires) </text:p>
      <text:p text:style-name="P1">Légumes (Légumes, Carottes, Pommes de terre, Poireaux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9T16:49:31.511000000</dc:date>
    <meta:editing-duration>PT6M22S</meta:editing-duration>
    <meta:editing-cycles>1</meta:editing-cycles>
    <meta:document-statistic meta:table-count="0" meta:image-count="0" meta:object-count="0" meta:page-count="1" meta:paragraph-count="10" meta:word-count="49" meta:character-count="417" meta:non-whitespace-character-count="373"/>
    <meta:generator>LibreOffice/7.2.1.2$Windows_X86_64 LibreOffice_project/87b77fad49947c1441b67c559c339af8f3517e22</meta:generator>
  </office:meta>
</office:document-meta>
</file>